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8cm" fo:min-width="4.498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2.548cm" fo:min-width="4.49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/>
    </style:style>
    <style:style style:name="gr5" style:family="graphic" style:parent-style-name="standard">
      <style:graphic-properties svg:stroke-color="#000000" draw:fill-color="#00cc00" draw:textarea-horizontal-align="justify" draw:textarea-vertical-align="middle" draw:auto-grow-height="false" fo:min-height="0.528cm" fo:min-width="0.35cm"/>
    </style:style>
    <style:style style:name="gr6" style:family="graphic" style:parent-style-name="standard">
      <style:graphic-properties svg:stroke-color="#000000" draw:fill-color="#c5000b" draw:textarea-horizontal-align="justify" draw:textarea-vertical-align="middle" draw:auto-grow-height="false" fo:min-height="0.458cm" fo:min-width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2.188cm" fo:min-width="5.438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 fo:min-height="1.414cm" fo:min-width="4.02cm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 fo:min-height="1.376cm" fo:min-width="4.2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c5000b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3cm" svg:height="3.1cm" svg:x="11.387cm" svg:y="2.3cm">
          <text:p text:style-name="P1"><text:span text:style-name="T1">Teste </text:span></text:p>
          <text:p text:style-name="P1"><text:span text:style-name="T1">De</text:span></text:p>
          <text:p text:style-name="P1"><text:span text:style-name="T1">Shapiro Wi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3cm" svg:height="3.1cm" svg:x="5.206cm" svg:y="8.7cm">
          <text:p text:style-name="P1"><text:span text:style-name="T1">Outro teste</text:span></text:p>
          <text:p text:style-name="P1"><text:span text:style-name="T1">Paramétr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.3cm" svg:height="3.1cm" svg:x="18.087cm" svg:y="8.813cm">
          <text:p text:style-name="P1"><text:span text:style-name="T1">Teste </text:span></text:p>
          <text:p text:style-name="P1"><text:span text:style-name="T1">De</text:span></text:p>
          <text:p text:style-name="P1"><text:span text:style-name="T1">Fried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line-skew="0.049cm" svg:x1="14.037cm" svg:y1="5.4cm" svg:x2="7.856cm" svg:y2="8.7cm" draw:start-shape="id1" draw:start-glue-point="2" draw:end-shape="id2" draw:end-glue-point="0" svg:d="M14037 5400v1700h-6181v1600" svg:viewBox="0 0 6182 3301">
          <text:p/>
        </draw:connector>
        <draw:connector draw:style-name="gr3" draw:text-style-name="P4" draw:layer="layout" svg:x1="14.037cm" svg:y1="5.4cm" svg:x2="20.737cm" svg:y2="8.813cm" draw:start-shape="id1" draw:start-glue-point="2" draw:end-shape="id3" draw:end-glue-point="0" svg:d="M14037 5400v1707h6700v1706" svg:viewBox="0 0 6701 3414">
          <text:p/>
        </draw:connector>
        <draw:frame draw:style-name="gr4" draw:text-style-name="P5" draw:layer="layout" svg:width="4.613cm" svg:height="0.962cm" svg:x="7.274cm" svg:y="5.751cm">
          <draw:text-box>
            <text:p><text:span text:style-name="T1">P-valor &gt; 0.05</text:span></text:p>
          </draw:text-box>
        </draw:frame>
        <draw:frame draw:style-name="gr4" draw:text-style-name="P5" draw:layer="layout" svg:width="4.613cm" svg:height="0.962cm" svg:x="16.174cm" svg:y="5.8cm">
          <draw:text-box>
            <text:p><text:span text:style-name="T1">P-valor &lt; 0.05</text:span></text:p>
          </draw:text-box>
        </draw:frame>
        <draw:custom-shape draw:style-name="gr5" draw:text-style-name="P6" draw:layer="layout" svg:width="1.2cm" svg:height="1.1cm" svg:x="8.087cm" svg:y="4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1.2cm" svg:height="1cm" svg:x="18.787cm" svg:y="4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" draw:text-style-name="P2" xml:id="id4" draw:id="id4" draw:layer="layout" svg:width="5.3cm" svg:height="3.1cm" svg:x="12.587cm" svg:y="14.3cm">
          <text:p text:style-name="P1"><text:span text:style-name="T1">Outro Te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.3cm" svg:height="3.1cm" svg:x="23.987cm" svg:y="14.3cm">
          <text:p text:style-name="P1"><text:span text:style-name="T1">Friedman </text:span></text:p>
          <text:p text:style-name="P1"><text:span text:style-name="T1">Nemeny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20.737cm" svg:y1="11.913cm" svg:x2="15.237cm" svg:y2="14.3cm" draw:start-shape="id3" draw:start-glue-point="2" draw:end-shape="id4" draw:end-glue-point="0" svg:d="M20737 11913v1194h-5500v1193" svg:viewBox="0 0 5501 2388">
          <text:p/>
        </draw:connector>
        <draw:connector draw:style-name="gr3" draw:text-style-name="P4" draw:layer="layout" svg:x1="20.737cm" svg:y1="11.913cm" svg:x2="26.637cm" svg:y2="14.3cm" draw:start-shape="id3" draw:start-glue-point="2" draw:end-shape="id5" svg:d="M20737 11913v1194h5900v1193" svg:viewBox="0 0 5901 2388">
          <text:p/>
        </draw:connector>
        <draw:frame draw:style-name="gr4" draw:text-style-name="P5" draw:layer="layout" svg:width="4.613cm" svg:height="0.962cm" svg:x="13.687cm" svg:y="11.838cm">
          <draw:text-box>
            <text:p><text:span text:style-name="T1">P-valor &gt; 0.05</text:span></text:p>
          </draw:text-box>
        </draw:frame>
        <draw:frame draw:style-name="gr7" draw:text-style-name="P5" draw:layer="layout" svg:width="4.613cm" svg:height="0.962cm" svg:x="23.374cm" svg:y="12.038cm">
          <draw:text-box>
            <text:p><text:span text:style-name="T1">P-valor &lt; 0.05</text:span></text:p>
          </draw:text-box>
        </draw:frame>
        <draw:custom-shape draw:style-name="gr8" draw:text-style-name="P3" xml:id="id6" draw:id="id6" draw:layer="layout" svg:width="6.2cm" svg:height="2.7cm" svg:x="23.534cm" svg:y="19.8cm">
          <text:p text:style-name="P1"><text:span text:style-name="T1">Exibe a Matriz</text:span></text:p>
          <text:p text:style-name="P1"><text:span text:style-name="T1">De comparação </text:span></text:p>
          <text:p text:style-name="P1"><text:span text:style-name="T1">Dos Algoritm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26.637cm" svg:y1="17.4cm" svg:x2="26.634cm" svg:y2="19.8cm" draw:start-shape="id5" draw:start-glue-point="2" draw:end-shape="id6" draw:end-glue-point="0" svg:d="M26637 17400v1201h-3v1199" svg:viewBox="0 0 4 2401">
          <text:p/>
        </draw:connector>
        <draw:custom-shape draw:style-name="gr9" draw:text-style-name="P3" xml:id="id8" draw:id="id8" draw:layer="layout" svg:width="4.7cm" svg:height="1.844cm" svg:x="27.487cm" svg:y="26.056cm">
          <text:p text:style-name="P1"><text:span text:style-name="T1">Com difere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4.9cm" svg:height="1.8cm" svg:x="20.887cm" svg:y="26.1cm">
          <text:p text:style-name="P1"><text:span text:style-name="T1">Sem difere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613cm" svg:height="0.962cm" svg:x="20.774cm" svg:y="23cm">
          <draw:text-box>
            <text:p><text:span text:style-name="T1">P-valor &gt; 0.05</text:span></text:p>
          </draw:text-box>
        </draw:frame>
        <draw:frame draw:style-name="gr7" draw:text-style-name="P5" draw:layer="layout" svg:width="4.613cm" svg:height="0.962cm" svg:x="27.887cm" svg:y="23.1cm">
          <draw:text-box>
            <text:p><text:span text:style-name="T1">P-valor &lt; 0.05</text:span></text:p>
          </draw:text-box>
        </draw:frame>
        <draw:connector draw:style-name="gr3" draw:text-style-name="P4" draw:layer="layout" svg:x1="26.634cm" svg:y1="22.5cm" svg:x2="23.337cm" svg:y2="26.1cm" draw:start-shape="id6" draw:start-glue-point="2" draw:end-shape="id7" draw:end-glue-point="0" svg:d="M26634 22500v1801h-3297v1799" svg:viewBox="0 0 3298 3601">
          <text:p/>
        </draw:connector>
        <draw:connector draw:style-name="gr3" draw:text-style-name="P4" draw:layer="layout" svg:x1="26.634cm" svg:y1="22.5cm" svg:x2="29.837cm" svg:y2="26.056cm" draw:start-shape="id6" draw:start-glue-point="2" draw:end-shape="id8" draw:end-glue-point="0" svg:d="M26634 22500v1779h3203v1777" svg:viewBox="0 0 3204 3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00:34:43.027845251</meta:creation-date>
    <dc:date>2017-11-11T09:52:27.587891950</dc:date>
    <meta:editing-duration>PT7M55S</meta:editing-duration>
    <meta:editing-cycles>4</meta:editing-cycles>
    <meta:generator>LibreOffice/5.2.2.2$Linux_X86_64 LibreOffice_project/20m0$Build-2</meta:generator>
    <meta:document-statistic meta:object-count="23"/>
  </office:meta>
</office:document-meta>
</file>